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untes de ASIR de S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11:10.942899427</meta:creation-date>
    <dc:date>2021-09-14T12:11:33.588916036</dc:date>
    <meta:editing-duration>PT24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6.0.7.3$Linux_X86_64 LibreOffice_project/00m0$Build-3</meta:generator>
  </office:meta>
</office:document-meta>
</file>